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2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10" style:family="table-cell" style:parent-style-name="Default" style:data-style-name="N121">
      <style:map style:condition="cell-content()&gt;[.E29]*1.25" style:apply-style-name="Good" style:base-cell-address="Sheet1.J2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51" style:family="table-cell" style:parent-style-name="Default" style:data-style-name="N121">
      <style:map style:condition="cell-content()&gt;0" style:apply-style-name="Bad" style:base-cell-address="Sheet1.K2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4" style:family="table-cell" style:parent-style-name="Default" style:data-style-name="N121">
      <style:map style:condition="cell-content()&gt;0" style:apply-style-name="Bad" style:base-cell-address="Sheet1.L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68" calcext:value-type="float">
            <text:p>1.568</text:p>
          </table:table-cell>
          <table:table-cell table:style-name="ce22" office:value-type="percentage" office:value="-0.0497" calcext:value-type="percentage">
            <text:p>-4.97%</text:p>
          </table:table-cell>
          <table:table-cell table:style-name="ce26" office:value-type="float" office:value="39.88" calcext:value-type="float">
            <text:p>39.88</text:p>
          </table:table-cell>
          <table:table-cell table:style-name="ce22" office:value-type="percentage" office:value="0.8411" calcext:value-type="percentage">
            <text:p>84.1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6" calcext:value-type="float" table:number-columns-spanned="5" table:number-rows-spanned="1">
            <text:p>1.62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521" calcext:value-type="percentage" table:number-columns-spanned="5" table:number-rows-spanned="1">
            <text:p>-5.2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95" calcext:value-type="percentage" table:number-columns-spanned="1" table:number-rows-spanned="2">
            <text:p>15.95%</text:p>
          </table:table-cell>
          <table:table-cell office:value-type="string" calcext:value-type="string">
            <text:p>洋河股份F</text:p>
          </table:table-cell>
          <table:table-cell office:value-type="percentage" office:value="0.1276" calcext:value-type="percentage">
            <text:p>12.76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7.16" calcext:value-type="float">
            <text:p>107.160</text:p>
          </table:table-cell>
          <table:table-cell office:value-type="float" office:value="19.64" calcext:value-type="float">
            <text:p>19.64</text:p>
          </table:table-cell>
          <table:table-cell office:value-type="percentage" office:value="-0.0722" calcext:value-type="percentage">
            <text:p>-7.22%</text:p>
          </table:table-cell>
          <table:table-cell table:style-name="ce42" table:formula="of:=IF([.E6]&gt;0;[.F6]/[.E6]-1.0014;([.F6]-[.E6]))" office:value-type="percentage" office:value="0.018918778207301" calcext:value-type="percentage">
            <text:p>1.8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7.16" calcext:value-type="float">
            <text:p>107.160</text:p>
          </table:table-cell>
          <table:table-cell office:value-type="float" office:value="19.64" calcext:value-type="float">
            <text:p>19.64</text:p>
          </table:table-cell>
          <table:table-cell office:value-type="percentage" office:value="-0.0722" calcext:value-type="percentage">
            <text:p>-7.22%</text:p>
          </table:table-cell>
          <table:table-cell table:style-name="ce43" table:formula="of:=IF([.E7]&gt;0;[.F7]/[.E7]-1.0014;([.F7]-[.E7]))" office:value-type="percentage" office:value="0.00170779945332678" calcext:value-type="percentage">
            <text:p>0.1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9" calcext:value-type="percentage" table:number-columns-spanned="1" table:number-rows-spanned="4">
            <text:p>13.90%</text:p>
          </table:table-cell>
          <table:table-cell office:value-type="string" calcext:value-type="string">
            <text:p>民生银行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6.73" calcext:value-type="float">
            <text:p>6.730</text:p>
          </table:table-cell>
          <table:table-cell office:value-type="float" office:value="6.08" calcext:value-type="float">
            <text:p>6.080</text:p>
          </table:table-cell>
          <table:table-cell office:value-type="float" office:value="5.01" calcext:value-type="float">
            <text:p>5.01</text:p>
          </table:table-cell>
          <table:table-cell office:value-type="percentage" office:value="-0.0334" calcext:value-type="percentage">
            <text:p>-3.34%</text:p>
          </table:table-cell>
          <table:table-cell table:style-name="ce49" table:formula="of:=IF([.E8]&gt;0;[.F8]/[.E8]-1.0014;([.F8]-[.E8]))" office:value-type="percentage" office:value="-0.0979824665676079" calcext:value-type="percentage">
            <text:p>-9.80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81" calcext:value-type="float">
            <text:p>36.810</text:p>
          </table:table-cell>
          <table:table-cell office:value-type="float" office:value="10.27" calcext:value-type="float">
            <text:p>10.27</text:p>
          </table:table-cell>
          <table:table-cell office:value-type="percentage" office:value="-0.0295" calcext:value-type="percentage">
            <text:p>-2.95%</text:p>
          </table:table-cell>
          <table:table-cell table:style-name="ce49" table:formula="of:=IF([.E9]&gt;0;[.F9]/[.E9]-1.0014;([.F9]-[.E9]))" office:value-type="percentage" office:value="0.420659107591269" calcext:value-type="percentage">
            <text:p>42.07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" calcext:value-type="float">
            <text:p>3.200</text:p>
          </table:table-cell>
          <table:table-cell office:value-type="float" office:value="4.78" calcext:value-type="float">
            <text:p>4.78</text:p>
          </table:table-cell>
          <table:table-cell office:value-type="percentage" office:value="-0.0448" calcext:value-type="percentage">
            <text:p>-4.48%</text:p>
          </table:table-cell>
          <table:table-cell table:style-name="ce51" table:formula="of:=IF([.E10]&gt;0;[.F10]/[.E10]-1.0014;([.F10]-[.E10]))" office:value-type="percentage" office:value="-0.0243007633587786" calcext:value-type="percentage">
            <text:p>-2.43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54" calcext:value-type="float">
            <text:p>15.540</text:p>
          </table:table-cell>
          <table:table-cell office:value-type="float" office:value="10.78" calcext:value-type="float">
            <text:p>10.78</text:p>
          </table:table-cell>
          <table:table-cell office:value-type="percentage" office:value="-0.0519" calcext:value-type="percentage">
            <text:p>-5.19%</text:p>
          </table:table-cell>
          <table:table-cell table:style-name="ce49" table:formula="of:=IF([.E11]&gt;0;[.F11]/[.E11]-1.0014;([.F11]-[.E11]))" office:value-type="percentage" office:value="0.542717647058823" calcext:value-type="percentage">
            <text:p>54.2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29" calcext:value-type="percentage" table:number-columns-spanned="1" table:number-rows-spanned="3">
            <text:p>11.29%</text:p>
          </table:table-cell>
          <table:table-cell office:value-type="string" calcext:value-type="string">
            <text:p>中国平安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3.49" calcext:value-type="float">
            <text:p>83.490</text:p>
          </table:table-cell>
          <table:table-cell office:value-type="float" office:value="9.69" calcext:value-type="float">
            <text:p>9.69</text:p>
          </table:table-cell>
          <table:table-cell office:value-type="percentage" office:value="-0.032" calcext:value-type="percentage">
            <text:p>-3.20%</text:p>
          </table:table-cell>
          <table:table-cell table:style-name="ce54" table:formula="of:=IF([.E12]&gt;0;[.F12]/[.E12]-1.0014;([.F12]-[.E12]))" office:value-type="percentage" office:value="0.318871360121448" calcext:value-type="percentage">
            <text:p>31.89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95" calcext:value-type="float">
            <text:p>31.950</text:p>
          </table:table-cell>
          <table:table-cell office:value-type="float" office:value="6.88" calcext:value-type="float">
            <text:p>6.88</text:p>
          </table:table-cell>
          <table:table-cell office:value-type="percentage" office:value="-0.0736" calcext:value-type="percentage">
            <text:p>-7.36%</text:p>
          </table:table-cell>
          <table:table-cell table:style-name="ce55" table:formula="of:=IF([.E13]&gt;0;[.F13]/[.E13]-1.0014;([.F13]-[.E13]))" office:value-type="percentage" office:value="-0.149831461392894" calcext:value-type="percentage">
            <text:p>-14.9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9" calcext:value-type="float">
            <text:p>23.900</text:p>
          </table:table-cell>
          <table:table-cell office:value-type="float" office:value="22.99" calcext:value-type="float">
            <text:p>22.99</text:p>
          </table:table-cell>
          <table:table-cell office:value-type="percentage" office:value="-0.0576" calcext:value-type="percentage">
            <text:p>-5.76%</text:p>
          </table:table-cell>
          <table:table-cell table:style-name="ce54" table:formula="of:=IF([.E14]&gt;0;[.F14]/[.E14]-1.0014;([.F14]-[.E14]))" office:value-type="percentage" office:value="0.443057875015109" calcext:value-type="percentage">
            <text:p>44.31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85" calcext:value-type="percentage">
            <text:p>10.85%</text:p>
          </table:table-cell>
          <table:table-cell office:value-type="string" calcext:value-type="string">
            <text:p>融创中国</text:p>
          </table:table-cell>
          <table:table-cell office:value-type="percentage" office:value="0.1085" calcext:value-type="percentage">
            <text:p>10.85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1.25" calcext:value-type="float">
            <text:p>41.250</text:p>
          </table:table-cell>
          <table:table-cell office:value-type="float" office:value="8.35" calcext:value-type="float">
            <text:p>8.35</text:p>
          </table:table-cell>
          <table:table-cell office:value-type="percentage" office:value="-0.0779" calcext:value-type="percentage">
            <text:p>-7.79%</text:p>
          </table:table-cell>
          <table:table-cell table:style-name="ce59" table:formula="of:=IF([.E15]&gt;0;[.F15]/[.E15]-1.0014;([.F15]-[.E15]))" office:value-type="percentage" office:value="0.555497527835441" calcext:value-type="percentage">
            <text:p>55.55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609" calcext:value-type="percentage">
            <text:p>6.09%</text:p>
          </table:table-cell>
          <table:table-cell office:value-type="string" calcext:value-type="string">
            <text:p>腾讯控股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85.6" calcext:value-type="float">
            <text:p>385.600</text:p>
          </table:table-cell>
          <table:table-cell office:value-type="float" office:value="38.77" calcext:value-type="float">
            <text:p>38.77</text:p>
          </table:table-cell>
          <table:table-cell office:value-type="percentage" office:value="-0.0331" calcext:value-type="percentage">
            <text:p>-3.31%</text:p>
          </table:table-cell>
          <table:table-cell table:style-name="ce57" table:formula="of:=IF([.E16]&gt;0;[.F16]/[.E16]-1.0014;([.F16]-[.E16]))" office:value-type="percentage" office:value="0.202170759722829" calcext:value-type="percentage">
            <text:p>20.22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5" calcext:value-type="percentage">
            <text:p>5.25%</text:p>
          </table:table-cell>
          <table:table-cell office:value-type="string" calcext:value-type="string">
            <text:p>分众传媒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5.808" calcext:value-type="float">
            <text:p>5.808</text:p>
          </table:table-cell>
          <table:table-cell office:value-type="float" office:value="5.88" calcext:value-type="float">
            <text:p>5.880</text:p>
          </table:table-cell>
          <table:table-cell office:value-type="float" office:value="36.36" calcext:value-type="float">
            <text:p>36.36</text:p>
          </table:table-cell>
          <table:table-cell office:value-type="percentage" office:value="-0.1023" calcext:value-type="percentage">
            <text:p>-10.23%</text:p>
          </table:table-cell>
          <table:table-cell table:style-name="ce46" table:formula="of:=IF([.E17]&gt;0;[.F17]/[.E17]-1.0014;([.F17]-[.E17]))" office:value-type="percentage" office:value="0.010996694214876" calcext:value-type="percentage">
            <text:p>1.10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5" calcext:value-type="percentage">
            <text:p>2.95%</text:p>
          </table:table-cell>
          <table:table-cell office:value-type="string" calcext:value-type="string">
            <text:p>美的集团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5.1" calcext:value-type="float">
            <text:p>55.100</text:p>
          </table:table-cell>
          <table:table-cell office:value-type="float" office:value="16.26" calcext:value-type="float">
            <text:p>16.26</text:p>
          </table:table-cell>
          <table:table-cell office:value-type="percentage" office:value="-0.0864" calcext:value-type="percentage">
            <text:p>-8.64%</text:p>
          </table:table-cell>
          <table:table-cell table:style-name="ce60" table:formula="of:=IF([.E18]&gt;0;[.F18]/[.E18]-1.0014;([.F18]-[.E18]))" office:value-type="percentage" office:value="0.220112813691585" calcext:value-type="percentage">
            <text:p>22.01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2" calcext:value-type="percentage">
            <text:p>0.92%</text:p>
          </table:table-cell>
          <table:table-cell office:value-type="string" calcext:value-type="string">
            <text:p>西宁特钢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7" calcext:value-type="float">
            <text:p>3.37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26" calcext:value-type="percentage">
            <text:p>-4.26%</text:p>
          </table:table-cell>
          <table:table-cell table:style-name="ce63" table:formula="of:=IF([.E19]&gt;0;[.F19]/[.E19]-1.0014;([.F19]-[.E19]))" office:value-type="percentage" office:value="-0.417546916146916" calcext:value-type="percentage">
            <text:p>-41.75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4" calcext:value-type="percentage">
            <text:p>0.3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2.147" calcext:value-type="float">
            <text:p>2.147</text:p>
          </table:table-cell>
          <table:table-cell office:value-type="float" office:value="6.51" calcext:value-type="float">
            <text:p>6.5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281" calcext:value-type="percentage">
            <text:p>-2.81%</text:p>
          </table:table-cell>
          <table:table-cell table:style-name="ce65" table:formula="of:=IF([.E20]&gt;0;[.F20]/[.E20]-1.0014;([.F20]-[.E20]))" office:value-type="percentage" office:value="2.03073786679087" calcext:value-type="percentage">
            <text:p>203.07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8" calcext:value-type="float" table:number-columns-spanned="5" table:number-rows-spanned="1">
            <text:p>1.25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31" calcext:value-type="percentage" table:number-columns-spanned="5" table:number-rows-spanned="1">
            <text:p>-4.31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32" calcext:value-type="percentage" table:number-columns-spanned="1" table:number-rows-spanned="3">
            <text:p>7.3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34" calcext:value-type="percentage">
            <text:p>3.34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7.78" calcext:value-type="float">
            <text:p>17.7800</text:p>
          </table:table-cell>
          <table:table-cell office:value-type="float" office:value="12.43" calcext:value-type="float">
            <text:p>12.43</text:p>
          </table:table-cell>
          <table:table-cell office:value-type="percentage" office:value="-0.0517" calcext:value-type="percentage">
            <text:p>-5.17%</text:p>
          </table:table-cell>
          <table:table-cell table:style-name="ce67" table:formula="of:=IF([.E24]&gt;0;[.F24]/[.E24]-1.0014;([.F24]-[.E24]))" office:value-type="percentage" office:value="-0.34737487631274" calcext:value-type="percentage">
            <text:p>-34.74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3.981875" calcext:value-type="float">
            <text:p>33.982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9.34" calcext:value-type="float">
            <text:p>39.3400</text:p>
          </table:table-cell>
          <table:table-cell table:style-name="ce39" office:value-type="float" office:value="106.56" calcext:value-type="float">
            <text:p>106.56</text:p>
          </table:table-cell>
          <table:table-cell office:value-type="percentage" office:value="-0.0198" calcext:value-type="percentage">
            <text:p>-1.98%</text:p>
          </table:table-cell>
          <table:table-cell table:style-name="ce68" table:formula="of:=IF([.E25]&gt;0;[.F25]/[.E25]-1.0014;([.F25]-[.E25]))" office:value-type="percentage" office:value="-0.0202302780895373" calcext:value-type="percentage">
            <text:p>-2.02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6" calcext:value-type="percentage">
            <text:p>2.3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2.31" calcext:value-type="float">
            <text:p>212.3100</text:p>
          </table:table-cell>
          <table:table-cell office:value-type="float" office:value="25.87" calcext:value-type="float">
            <text:p>25.87</text:p>
          </table:table-cell>
          <table:table-cell office:value-type="percentage" office:value="-0.0602" calcext:value-type="percentage">
            <text:p>-6.02%</text:p>
          </table:table-cell>
          <table:table-cell table:style-name="ce67" table:formula="of:=IF([.E26]&gt;0;[.F26]/[.E26]-1.0014;([.F26]-[.E26]))" office:value-type="percentage" office:value="0.212944259247714" calcext:value-type="percentage">
            <text:p>21.29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6" calcext:value-type="percentage">
            <text:p>2.9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6" calcext:value-type="percentage">
            <text:p>2.96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17.5" calcext:value-type="float">
            <text:p>217.5000</text:p>
          </table:table-cell>
          <table:table-cell office:value-type="float" office:value="34.5" calcext:value-type="float">
            <text:p>34.50</text:p>
          </table:table-cell>
          <table:table-cell office:value-type="percentage" office:value="-0.0189" calcext:value-type="percentage">
            <text:p>-1.89%</text:p>
          </table:table-cell>
          <table:table-cell table:style-name="ce67" table:formula="of:=IF([.E27]&gt;0;[.F27]/[.E27]-1.0014;([.F27]-[.E27]))" office:value-type="percentage" office:value="0.242642181895554" calcext:value-type="percentage">
            <text:p>24.26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201.058" calcext:value-type="float">
            <text:p>201.058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21" calcext:value-type="percentage">
            <text:p>2.2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62" calcext:value-type="float">
            <text:p>4.62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667" calcext:value-type="percentage">
            <text:p>-6.67%</text:p>
          </table:table-cell>
          <table:table-cell table:style-name="ce70" table:formula="of:=IF([.E28]&gt;0;[.F28]/[.E28]-1.0014;([.F28]-[.E28]))" office:value-type="percentage" office:value="-0.0897977900552486" calcext:value-type="percentage">
            <text:p>-8.98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72" calcext:value-type="percentage">
            <text:p>0.7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6" calcext:value-type="float">
            <text:p>1.3600</text:p>
          </table:table-cell>
          <table:table-cell office:value-type="float" office:value="3.63" calcext:value-type="float">
            <text:p>3.63</text:p>
          </table:table-cell>
          <table:table-cell office:value-type="percentage" office:value="-0.0423" calcext:value-type="percentage">
            <text:p>-4.23%</text:p>
          </table:table-cell>
          <table:table-cell table:style-name="ce72" table:formula="of:=IF([.E29]&gt;0;[.F29]/[.E29]-1.0014;([.F29]-[.E29]))" office:value-type="percentage" office:value="-0.203043674787203" calcext:value-type="percentage">
            <text:p>-20.30%</text:p>
          </table:table-cell>
          <table:table-cell table:style-name="ce11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.129375" calcext:value-type="float">
            <text:p>2.129</text:p>
          </table:table-cell>
          <table:table-cell table:style-name="ce151" table:formula="of:=IF([.F29]&lt;[.E29]*1.25; 0; [.J2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2]" office:value-type="float" office:value="241479.584416" calcext:value-type="float">
            <text:p>241479.58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0:46:37.149905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1-26T11:08:20.697774469</dc:date>
    <meta:editing-duration>P2DT3H37M35S</meta:editing-duration>
    <meta:editing-cycles>348</meta:editing-cycles>
    <meta:generator>LibreOffice/6.0.7.3$Linux_X86_64 LibreOffice_project/00m0$Build-3</meta:generator>
    <meta:document-statistic meta:table-count="1" meta:cell-count="321" meta:object-count="0"/>
  </office:meta>
</office:document-meta>
</file>